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.3cm" svg:height="4.041cm" svg:x="0.9cm" svg:y="4.893cm">
          <text:p text:style-name="P1"><text:span text:style-name="T1">plug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" draw:layer="layout" svg:width="3.231cm" svg:height="0.809cm" svg:x="5.888cm" svg:y="7.883cm">
          <text:p text:style-name="P1"><text:span text:style-name="T2">plugin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2" draw:layer="layout" svg:width="3.233cm" svg:height="0.808cm" svg:x="7.576cm" svg:y="9.3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503cm" svg:y1="8.692cm" svg:x2="9.192cm" svg:y2="9.337cm" draw:start-shape="id1" draw:start-glue-point="2" draw:end-shape="id2" draw:end-glue-point="0" svg:d="m7503 8692 1689 645">
          <text:p/>
        </draw:connector>
        <draw:custom-shape draw:style-name="gr2" draw:text-style-name="P3" draw:id="id3" draw:layer="layout" svg:width="3.232cm" svg:height="0.808cm" svg:x="7.576cm" svg:y="10.692cm">
          <text:p text:style-name="P1"><text:span text:style-name="T2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92cm" svg:y1="10.145cm" svg:x2="9.192cm" svg:y2="10.692cm" draw:start-shape="id2" draw:start-glue-point="2" draw:end-shape="id3" draw:end-glue-point="0" svg:d="m9192 10145v547">
          <text:p/>
        </draw:connector>
        <draw:custom-shape draw:style-name="gr2" draw:text-style-name="P3" draw:id="id4" draw:layer="layout" svg:width="3.802cm" svg:height="0.808cm" svg:x="7.298cm" svg:y="2.9cm">
          <text:p text:style-name="P1"><text:span text:style-name="T2">mave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199cm" svg:y1="3.708cm" svg:x2="9.208cm" svg:y2="4.868cm" draw:start-shape="id4" draw:start-glue-point="2" svg:d="m9199 3708 9 1160">
          <text:p/>
        </draw:connector>
        <draw:connector draw:style-name="gr3" draw:text-style-name="P4" draw:layer="layout" draw:type="line" svg:x1="3cm" svg:y1="7.317cm" svg:x2="5.888cm" svg:y2="8.287cm" draw:start-shape="id5" draw:start-glue-point="2" draw:end-shape="id1" draw:end-glue-point="3" svg:d="m3000 7317 2888 970">
          <text:p/>
        </draw:connector>
        <draw:custom-shape draw:style-name="gr2" draw:text-style-name="P3" draw:id="id6" draw:layer="layout" svg:width="3.233cm" svg:height="0.809cm" svg:x="2.484cm" svg:y="5.135cm">
          <text:p text:style-name="P1"><text:span text:style-name="T2">plugin-dom4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9" draw:layer="layout" svg:width="3.233cm" svg:height="0.807cm" svg:x="13.384cm" svg:y="6.51cm">
          <text:p text:style-name="P1"><text:span text:style-name="T2">plugin-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1cm" svg:y1="5.944cm" svg:x2="10.904cm" svg:y2="7.884cm" draw:start-shape="id6" draw:start-glue-point="2" draw:end-shape="id7" draw:end-glue-point="0" svg:d="m4100 5944 6804 1940">
          <text:p/>
        </draw:connector>
        <draw:connector draw:style-name="gr3" draw:text-style-name="P4" draw:layer="layout" draw:type="line" svg:x1="10.904cm" svg:y1="8.693cm" svg:x2="9.192cm" svg:y2="9.337cm" draw:start-shape="id7" draw:start-glue-point="2" draw:end-shape="id2" draw:end-glue-point="0" svg:d="m10904 8693-1712 644">
          <text:p/>
        </draw:connector>
        <draw:custom-shape draw:style-name="gr4" draw:text-style-name="P3" draw:id="id8" draw:layer="layout" svg:width="4.233cm" svg:height="0.809cm" svg:x="11.9cm" svg:y="3.8cm">
          <text:p text:style-name="P1"><text:span text:style-name="T2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1cm" svg:y1="3.304cm" svg:x2="14.016cm" svg:y2="3.8cm" draw:start-shape="id4" draw:start-glue-point="1" draw:end-shape="id8" draw:end-glue-point="0" svg:d="m11100 3304 2916 496">
          <text:p/>
        </draw:connector>
        <draw:connector draw:style-name="gr3" draw:text-style-name="P4" draw:layer="layout" draw:type="line" svg:x1="15cm" svg:y1="7.317cm" svg:x2="12.52cm" svg:y2="8.288cm" draw:start-shape="id9" draw:start-glue-point="2" draw:end-shape="id7" svg:d="m15000 7317-2480 971">
          <text:p/>
        </draw:connector>
        <draw:custom-shape draw:style-name="gr2" draw:text-style-name="P3" draw:id="id5" draw:layer="layout" svg:width="4cm" svg:height="0.807cm" svg:x="1cm" svg:y="6.51cm">
          <text:p text:style-name="P1"><text:span text:style-name="T2">plugin-conver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7" draw:layer="layout" svg:width="3.231cm" svg:height="0.809cm" svg:x="9.289cm" svg:y="7.884cm">
          <text:p text:style-name="P1"><text:span text:style-name="T2">plugin-x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0" draw:layer="layout" svg:width="3.233cm" svg:height="0.807cm" svg:x="16.785cm" svg:y="6.511cm">
          <text:p text:style-name="P1"><text:span text:style-name="T2">plugin-x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401cm" svg:y1="7.318cm" svg:x2="12.52cm" svg:y2="8.288cm" draw:start-shape="id10" draw:start-glue-point="2" draw:end-shape="id7" draw:end-glue-point="1" svg:d="m18401 7318-5881 970">
          <text:p/>
        </draw:connector>
        <draw:custom-shape draw:style-name="gr2" draw:text-style-name="P3" draw:id="id11" draw:layer="layout" svg:width="3.233cm" svg:height="0.809cm" svg:x="5.885cm" svg:y="5.136cm">
          <text:p text:style-name="P1"><text:span text:style-name="T2">plugin-j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2" draw:layer="layout" svg:width="3.233cm" svg:height="0.809cm" svg:x="9.286cm" svg:y="5.137cm">
          <text:p text:style-name="P1"><text:span text:style-name="T2">plugin-st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3" draw:layer="layout" svg:width="3.233cm" svg:height="0.809cm" svg:x="12.686cm" svg:y="5.137cm">
          <text:p text:style-name="P1"><text:span text:style-name="T2">plugin-xp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1cm" svg:y1="5.944cm" svg:x2="7.503cm" svg:y2="7.883cm" draw:end-shape="id1" draw:end-glue-point="0" svg:d="m4100 5944 3403 1939">
          <text:p/>
        </draw:connector>
        <draw:connector draw:style-name="gr3" draw:text-style-name="P4" draw:layer="layout" draw:type="line" svg:x1="7.501cm" svg:y1="5.945cm" svg:x2="10.904cm" svg:y2="7.884cm" draw:start-shape="id11" draw:start-glue-point="2" svg:d="m7501 5945 3403 1939">
          <text:p/>
        </draw:connector>
        <draw:connector draw:style-name="gr3" draw:text-style-name="P4" draw:layer="layout" draw:type="line" svg:x1="7.501cm" svg:y1="5.945cm" svg:x2="7.503cm" svg:y2="7.883cm" draw:start-shape="id11" draw:start-glue-point="2" svg:d="m7501 5945 2 1938">
          <text:p/>
        </draw:connector>
        <draw:connector draw:style-name="gr3" draw:text-style-name="P4" draw:layer="layout" draw:type="line" svg:x1="10.902cm" svg:y1="5.946cm" svg:x2="10.905cm" svg:y2="7.885cm" draw:start-shape="id12" draw:start-glue-point="2" svg:d="m10902 5946 3 1939">
          <text:p/>
        </draw:connector>
        <draw:connector draw:style-name="gr3" draw:text-style-name="P4" draw:layer="layout" draw:type="line" svg:x1="10.902cm" svg:y1="5.946cm" svg:x2="7.504cm" svg:y2="7.884cm" draw:start-shape="id12" draw:start-glue-point="2" svg:d="m10902 5946-3398 1938">
          <text:p/>
        </draw:connector>
        <draw:connector draw:style-name="gr3" draw:text-style-name="P4" draw:layer="layout" draw:type="line" svg:x1="14.302cm" svg:y1="5.946cm" svg:x2="10.906cm" svg:y2="7.886cm" draw:start-shape="id13" draw:start-glue-point="2" svg:d="m14302 5946-3396 1940">
          <text:p/>
        </draw:connector>
        <draw:connector draw:style-name="gr3" draw:text-style-name="P4" draw:layer="layout" draw:type="line" svg:x1="14.302cm" svg:y1="5.946cm" svg:x2="7.505cm" svg:y2="7.885cm" draw:start-shape="id13" draw:start-glue-point="2" svg:d="m14302 5946-6797 1939">
          <text:p/>
        </draw:connector>
        <draw:custom-shape draw:style-name="gr4" draw:text-style-name="P3" draw:id="id14" draw:layer="layout" svg:width="3.233cm" svg:height="0.809cm" svg:x="16.301cm" svg:y="3.801cm">
          <text:p text:style-name="P1"><text:span text:style-name="T2">maven-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1cm" svg:y1="3.304cm" svg:x2="17.917cm" svg:y2="3.801cm" draw:start-shape="id4" draw:start-glue-point="1" draw:end-shape="id14" draw:end-glue-point="0" svg:d="m11100 3304 6817 497">
          <text:p/>
        </draw:connector>
        <draw:custom-shape draw:style-name="gr4" draw:text-style-name="P3" draw:id="id15" draw:layer="layout" svg:width="3.233cm" svg:height="0.809cm" svg:x="12cm" svg:y="10.6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808cm" svg:y1="11.096cm" svg:x2="12cm" svg:y2="11.095cm" draw:start-shape="id3" draw:start-glue-point="1" draw:end-shape="id15" draw:end-glue-point="3" svg:d="m10808 11096 1192-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20T23:12:09</meta:creation-date>
    <dc:date>2009-01-06T14:16:44</dc:date>
    <meta:editing-cycles>15</meta:editing-cycles>
    <meta:editing-duration>PT4H21M56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